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c16b" officeooo:paragraph-rsid="0013baf9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13baf9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5c16b" officeooo:paragraph-rsid="0013baf9" style:font-weight-asian="normal" style:font-weight-complex="normal"/>
    </style:style>
    <style:style style:name="P5" style:family="paragraph" style:parent-style-name="Standard">
      <style:text-properties officeooo:paragraph-rsid="0013baf9"/>
    </style:style>
    <style:style style:name="P6" style:family="paragraph" style:parent-style-name="Standard">
      <style:paragraph-properties fo:break-before="page"/>
      <style:text-properties officeooo:paragraph-rsid="0013baf9"/>
    </style:style>
    <style:style style:name="P7" style:family="paragraph" style:parent-style-name="Standard">
      <style:text-properties style:text-underline-style="none" fo:font-weight="normal" officeooo:rsid="0005c16b" officeooo:paragraph-rsid="0013baf9" style:font-weight-asian="normal" style:font-weight-complex="normal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13baf9" style:font-weight-asian="bold" style:font-weight-complex="bold"/>
    </style:style>
    <style:style style:name="T1" style:family="text">
      <style:text-properties officeooo:rsid="0013baf9"/>
    </style:style>
    <style:style style:name="T2" style:family="text">
      <style:text-properties officeooo:rsid="00143452"/>
    </style:style>
    <style:style style:name="T3" style:family="text">
      <style:text-properties officeooo:rsid="001761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</text:p>
      <text:p text:style-name="Standard"/>
      <text:p text:style-name="Standard">/*</text:p>
      <text:p text:style-name="Standard">Roll No<text:tab/>: B21CSB69</text:p>
      <text:p text:style-name="Standard">Name <text:tab/><text:tab/>: Sreelal V</text:p>
      <text:p text:style-name="Standard">Experiment No : <text:span text:style-name="T3">5</text:span>.<text:span text:style-name="T1">1</text:span></text:p>
      <text:p text:style-name="Standard">*/</text:p>
      <text:p text:style-name="Standard"/>
      <text:p text:style-name="P4">#include&lt;stdio.h&gt;</text:p>
      <text:p text:style-name="P4">#include&lt;stdbool.h&gt;</text:p>
      <text:p text:style-name="P4"/>
      <text:p text:style-name="P4">typedef struct memoryBlock{</text:p>
      <text:p text:style-name="P4"><text:s text:c="4"/>int blockId ;</text:p>
      <text:p text:style-name="P4"><text:s text:c="4"/>int size ;</text:p>
      <text:p text:style-name="P4"><text:s text:c="4"/>int allocated ;</text:p>
      <text:p text:style-name="P4"><text:s text:c="4"/>int fragmentedSize ;</text:p>
      <text:p text:style-name="P4">}memoryBlock ;</text:p>
      <text:p text:style-name="P4"/>
      <text:p text:style-name="P4">typedef struct processBlock{</text:p>
      <text:p text:style-name="P4"><text:s text:c="4"/>int size ;</text:p>
      <text:p text:style-name="P4"><text:s text:c="4"/>int id ;</text:p>
      <text:p text:style-name="P4">}processBlock ;</text:p>
      <text:p text:style-name="P4"/>
      <text:p text:style-name="P4">void displayResult(memoryBlock blocka[], processBlock blockb[], int numberOfProcesses, int numberOfBlocks){</text:p>
      <text:p text:style-name="P4"/>
      <text:p text:style-name="P4"><text:s text:c="4"/>int totalFrag = 0 ;</text:p>
      <text:p text:style-name="P4"><text:s text:c="4"/>printf("Block\t <text:s/>Process ID\tBlock Size\tProcess Size\tMemory Fragmented\n") ;</text:p>
      <text:p text:style-name="P4"/>
      <text:p text:style-name="P4"><text:s text:c="4"/>for(int i = 0 ; i &lt; numberOfBlocks ; i++){</text:p>
      <text:p text:style-name="P4"><text:s text:c="8"/>if(blocka[i].allocated == -1){</text:p>
      <text:p text:style-name="P4"/>
      <text:p text:style-name="P4"><text:s text:c="12"/>printf("Block %d\t <text:s/>Process NIL\t%d\t\tNIL\t\t0\n", blocka[i].blockId, blocka[i].size) ;</text:p>
      <text:p text:style-name="P4"/>
      <text:p text:style-name="P4"><text:s text:c="8"/>}else{</text:p>
      <text:p text:style-name="P4"><text:s text:c="12"/>printf("Block %d\t <text:s/>Process %d\t%d\t\t%d\t\t%d\n", blocka[i].blockId,blockb[blocka[i].allocated].id, blocka[i].size, blockb[blocka[i].allocated].size, blocka[i].fragmentedSize ) ;</text:p>
      <text:p text:style-name="P4"><text:s text:c="12"/>totalFrag += blocka[i].fragmentedSize ;</text:p>
      <text:p text:style-name="P4"><text:s text:c="8"/>}</text:p>
      <text:p text:style-name="P4"><text:s text:c="4"/>}</text:p>
      <text:p text:style-name="P4"><text:s text:c="4"/>printf("Total Fragmentation = %d\n", totalFrag) ;</text:p>
      <text:p text:style-name="P4">}</text:p>
      <text:p text:style-name="P4"/>
      <text:p text:style-name="P4">void firstFit(memoryBlock blocka[], processBlock blockb[], int numberOfProcesses, int numberOfBlocks){</text:p>
      <text:p text:style-name="P4"><text:s text:c="4"/>for(int i = 0 ; i &lt; numberOfProcesses ; i++){</text:p>
      <text:p text:style-name="P4"><text:s text:c="8"/>int flag = 0 ;</text:p>
      <text:p text:style-name="P4"><text:s text:c="8"/></text:p>
      <text:p text:style-name="P4"><text:s text:c="8"/>for(int j = 0 ; j &lt; numberOfBlocks ; j++){</text:p>
      <text:p text:style-name="P4"><text:s text:c="12"/>if(blocka[j].allocated == -1 &amp;&amp; blocka[j].size &gt;= blockb[i].size){</text:p>
      <text:p text:style-name="P4"><text:s text:c="16"/>flag = 1 ;</text:p>
      <text:p text:style-name="P4"><text:soft-page-break/><text:s text:c="16"/>blocka[j].allocated = i ;</text:p>
      <text:p text:style-name="P4"><text:s text:c="16"/>blocka[j].fragmentedSize = blocka[j].size - blockb[i].size ;</text:p>
      <text:p text:style-name="P4"><text:s text:c="16"/>break ;</text:p>
      <text:p text:style-name="P4"><text:s text:c="12"/>}</text:p>
      <text:p text:style-name="P4"><text:s text:c="8"/>}</text:p>
      <text:p text:style-name="P4"><text:s text:c="8"/></text:p>
      <text:p text:style-name="P4"><text:s text:c="8"/>if(flag == 0){</text:p>
      <text:p text:style-name="P4"><text:s text:c="12"/>printf("The process %d can't be allocated \n", blockb[i].id) ;</text:p>
      <text:p text:style-name="P4"><text:s text:c="8"/>}</text:p>
      <text:p text:style-name="P4"><text:s text:c="4"/>}</text:p>
      <text:p text:style-name="P4"><text:s text:c="4"/>displayResult(blocka, blockb, numberOfProcesses, numberOfBlocks) ;</text:p>
      <text:p text:style-name="P4">}</text:p>
      <text:p text:style-name="P4"/>
      <text:p text:style-name="P4">void bestFit(memoryBlock blocka[], processBlock blockb[], int numberOfProcesses, int numberOfBlocks){</text:p>
      <text:p text:style-name="P4"><text:s text:c="4"/>for(int i = 0 ; i &lt; numberOfProcesses ; i++){</text:p>
      <text:p text:style-name="P4"><text:s text:c="8"/>int minfrag = 100000 ;</text:p>
      <text:p text:style-name="P4"><text:s text:c="8"/>int flag = -1 ;</text:p>
      <text:p text:style-name="P4"><text:s text:c="8"/></text:p>
      <text:p text:style-name="P4"><text:s text:c="8"/>for(int j = 0 ; j &lt; numberOfBlocks; j++){</text:p>
      <text:p text:style-name="P4"><text:s text:c="12"/>if(blocka[j].allocated == -1 &amp;&amp; blocka[j].size &gt;= blockb[i].size &amp;&amp; blocka[j].size - blockb[i].size &lt; minfrag){</text:p>
      <text:p text:style-name="P4"><text:s text:c="16"/>flag = j ;</text:p>
      <text:p text:style-name="P4"><text:s text:c="16"/>minfrag = blocka[j].size - blockb[i].size ;</text:p>
      <text:p text:style-name="P4"><text:s text:c="12"/>}</text:p>
      <text:p text:style-name="P4"><text:s text:c="8"/>}</text:p>
      <text:p text:style-name="P4"><text:s text:c="8"/>if(flag == -1){</text:p>
      <text:p text:style-name="P4"><text:s text:c="12"/>printf("The process %d can't be allocated \n", blockb[i].id) ;</text:p>
      <text:p text:style-name="P4"><text:s text:c="8"/>}else{</text:p>
      <text:p text:style-name="P4"><text:s text:c="12"/>blocka[flag].allocated = i ;</text:p>
      <text:p text:style-name="P4"><text:s text:c="12"/>blocka[flag].fragmentedSize = minfrag ;</text:p>
      <text:p text:style-name="P4"><text:s text:c="8"/>}</text:p>
      <text:p text:style-name="P4"><text:s text:c="4"/>}</text:p>
      <text:p text:style-name="P4"><text:s text:c="4"/>displayResult(blocka, blockb, numberOfProcesses, numberOfBlocks) ;</text:p>
      <text:p text:style-name="P4">}</text:p>
      <text:p text:style-name="P4"/>
      <text:p text:style-name="P4">void worstFit(memoryBlock blocka[], processBlock blockb[], int numberOfProcesses, int numberOfBlocks){</text:p>
      <text:p text:style-name="P4"><text:s text:c="4"/>for(int i = 0 ; i &lt; numberOfProcesses ; i++){</text:p>
      <text:p text:style-name="P4"><text:s text:c="8"/>int maxfrag = 0 ;</text:p>
      <text:p text:style-name="P4"><text:s text:c="8"/>int flag = -1 ;</text:p>
      <text:p text:style-name="P4"><text:s text:c="8"/>for(int j = 0 ; j &lt; numberOfBlocks; j++){</text:p>
      <text:p text:style-name="P4"><text:s text:c="12"/>if(blocka[j].allocated == -1 &amp;&amp; blocka[j].size &gt;= blockb[i].size &amp;&amp; blocka[j].size - blockb[i].size &gt; maxfrag){</text:p>
      <text:p text:style-name="P4"><text:s text:c="16"/>flag = j ;</text:p>
      <text:p text:style-name="P4"><text:s text:c="16"/>maxfrag = blocka[j].size - blockb[i].size ;</text:p>
      <text:p text:style-name="P4"><text:s text:c="12"/>}</text:p>
      <text:p text:style-name="P4"><text:s text:c="8"/>}</text:p>
      <text:p text:style-name="P4"><text:s text:c="8"/>if(flag == -1){</text:p>
      <text:p text:style-name="P4"><text:s text:c="12"/>printf("The process %d can't be allocated \n", blockb[i].id) ;</text:p>
      <text:p text:style-name="P4"><text:s text:c="8"/>}else{</text:p>
      <text:p text:style-name="P4"><text:s text:c="12"/>blocka[flag].allocated = i ;</text:p>
      <text:p text:style-name="P4"><text:soft-page-break/><text:s text:c="12"/>blocka[flag].fragmentedSize = maxfrag ;</text:p>
      <text:p text:style-name="P4"/>
      <text:p text:style-name="P4"><text:s text:c="8"/>}</text:p>
      <text:p text:style-name="P4"><text:s text:c="4"/>}</text:p>
      <text:p text:style-name="P4"><text:s text:c="4"/>displayResult(blocka, blockb, numberOfProcesses, numberOfBlocks) ;</text:p>
      <text:p text:style-name="P4">}</text:p>
      <text:p text:style-name="P4"/>
      <text:p text:style-name="P4">void main(){</text:p>
      <text:p text:style-name="P4"><text:s text:c="4"/>int numberOfProcess, numberOfBlocks ;</text:p>
      <text:p text:style-name="P4"><text:s text:c="4"/></text:p>
      <text:p text:style-name="P4"><text:s text:c="4"/>while(true){</text:p>
      <text:p text:style-name="P4"><text:s text:c="8"/>printf("Input Number of memory blocks : ") ;</text:p>
      <text:p text:style-name="P4"><text:s text:c="8"/>scanf("%d", &amp;numberOfBlocks) ;</text:p>
      <text:p text:style-name="P4"><text:s text:c="8"/>printf("Input Number of processes : ") ;</text:p>
      <text:p text:style-name="P4"><text:s text:c="8"/>scanf("%d", &amp;numberOfProcess) ;</text:p>
      <text:p text:style-name="P4"><text:s text:c="8"/>if(numberOfBlocks &gt;= numberOfProcess){</text:p>
      <text:p text:style-name="P4"><text:s text:c="12"/>break ;</text:p>
      <text:p text:style-name="P4"><text:s text:c="8"/>}</text:p>
      <text:p text:style-name="P4"><text:s text:c="8"/></text:p>
      <text:p text:style-name="P4"><text:s text:c="8"/>printf("Number of processes greater than available memory blocks.\nEnter again\n") ;</text:p>
      <text:p text:style-name="P4"/>
      <text:p text:style-name="P4"><text:s text:c="4"/>}</text:p>
      <text:p text:style-name="P4"><text:s text:c="4"/></text:p>
      <text:p text:style-name="P4"><text:s text:c="4"/>memoryBlock blocka1[numberOfBlocks], blocka2[numberOfBlocks], blocka3[numberOfBlocks] ;</text:p>
      <text:p text:style-name="P4"><text:s text:c="4"/>processBlock blockb[10] ;</text:p>
      <text:p text:style-name="P4"><text:s text:c="4"/>for(int i = 0 ; i &lt; numberOfBlocks ; i++){</text:p>
      <text:p text:style-name="P4"><text:s text:c="8"/>printf("Enter memory size of block %d : ", i + 1) ;</text:p>
      <text:p text:style-name="P4"><text:s text:c="8"/>scanf("%d", &amp;blocka1[i].size) ;</text:p>
      <text:p text:style-name="P4"><text:s text:c="8"/>blocka1[i].blockId = i + 1 ;</text:p>
      <text:p text:style-name="P4"><text:s text:c="8"/>blocka1[i].allocated = -1 ;</text:p>
      <text:p text:style-name="P4"><text:s text:c="8"/>blocka1[i].fragmentedSize = 0 ;</text:p>
      <text:p text:style-name="P4"><text:s text:c="8"/>blocka2[i] = blocka1[i] ;</text:p>
      <text:p text:style-name="P4"><text:s text:c="8"/>blocka3[i] = blocka1[i] ;</text:p>
      <text:p text:style-name="P4"/>
      <text:p text:style-name="P4"><text:s text:c="4"/>}</text:p>
      <text:p text:style-name="P4"><text:s text:c="4"/></text:p>
      <text:p text:style-name="P4"><text:s text:c="4"/>for (int i = 0; i &lt; numberOfProcess; i++){ </text:p>
      <text:p text:style-name="P4"><text:s text:c="8"/>printf("Enter size of process %d : ", i + 1) ;</text:p>
      <text:p text:style-name="P4"><text:s text:c="8"/>scanf("%d", &amp;blockb[i].size) ;</text:p>
      <text:p text:style-name="P4"><text:s text:c="8"/>blockb[i].id = i + 1 ;</text:p>
      <text:p text:style-name="P4"><text:s text:c="4"/>}</text:p>
      <text:p text:style-name="P4"><text:s text:c="4"/></text:p>
      <text:p text:style-name="P4"><text:s text:c="4"/>int choice ;</text:p>
      <text:p text:style-name="P4"><text:s text:c="4"/>do{</text:p>
      <text:p text:style-name="P4"><text:s text:c="8"/>printf("1) First Fit\n2) Best Fit\n3) Worst Fit\n4) Exit\n") ;</text:p>
      <text:p text:style-name="P4"><text:s text:c="8"/>printf("Enter Choice : ") ;</text:p>
      <text:p text:style-name="P4"><text:s text:c="8"/>scanf("%d", &amp;choice) ;</text:p>
      <text:p text:style-name="P4"><text:s text:c="8"/>switch(choice){</text:p>
      <text:p text:style-name="P4"/>
      <text:p text:style-name="P4"><text:s text:c="12"/>case 1:</text:p>
      <text:p text:style-name="P4"><text:s text:c="16"/>printf("-------------------------------------\n") ;</text:p>
      <text:p text:style-name="P4"><text:soft-page-break/><text:s text:c="16"/>printf("First Fit \n") ;</text:p>
      <text:p text:style-name="P4"><text:s text:c="16"/>firstFit(blocka1, blockb, numberOfProcess, numberOfBlocks) ;</text:p>
      <text:p text:style-name="P4"><text:s text:c="16"/>printf("-------------------------------------\n") ;</text:p>
      <text:p text:style-name="P4"><text:s text:c="16"/>break ;</text:p>
      <text:p text:style-name="P4"><text:s text:c="12"/>case 2:</text:p>
      <text:p text:style-name="P4"/>
      <text:p text:style-name="P4"><text:s text:c="16"/>printf("-------------------------------------\n") ;</text:p>
      <text:p text:style-name="P4"><text:s text:c="16"/>printf("Best Fit \n") ;</text:p>
      <text:p text:style-name="P4"><text:s text:c="16"/>bestFit(blocka2, blockb, numberOfProcess, numberOfBlocks) ;</text:p>
      <text:p text:style-name="P4"><text:s text:c="16"/>printf("-------------------------------------\n") ;</text:p>
      <text:p text:style-name="P4"><text:s text:c="16"/>break ;</text:p>
      <text:p text:style-name="P4"><text:s text:c="12"/>case 3:</text:p>
      <text:p text:style-name="P4"><text:s text:c="16"/>printf("-------------------------------------\n") ;</text:p>
      <text:p text:style-name="P4"><text:s text:c="16"/>printf("Worst Fit \n") ;</text:p>
      <text:p text:style-name="P4"><text:s text:c="16"/>worstFit(blocka3, blockb, numberOfProcess, numberOfBlocks) ;</text:p>
      <text:p text:style-name="P4"><text:s text:c="16"/>printf("-------------------------------------\n") ;</text:p>
      <text:p text:style-name="P4"><text:s text:c="16"/>break ;</text:p>
      <text:p text:style-name="P4"><text:s text:c="12"/>case 4:</text:p>
      <text:p text:style-name="P4"><text:s text:c="16"/>printf("-------------------------------------\n") ;</text:p>
      <text:p text:style-name="P4"><text:s text:c="16"/>printf("Exit Point \n") ;</text:p>
      <text:p text:style-name="P4"><text:s text:c="16"/>printf("-------------------------------------\n") ;</text:p>
      <text:p text:style-name="P4"><text:s text:c="16"/>break ;</text:p>
      <text:p text:style-name="P4"><text:s text:c="12"/>default:</text:p>
      <text:p text:style-name="P4"/>
      <text:p text:style-name="P4"><text:s text:c="16"/>printf("Invalid Choice\n") ;</text:p>
      <text:p text:style-name="P4"><text:s text:c="16"/>break ;</text:p>
      <text:p text:style-name="P4"><text:s text:c="8"/>}</text:p>
      <text:p text:style-name="P4"><text:s text:c="4"/>} while (choice != 4) ;</text:p>
      <text:p text:style-name="P4">}</text:p>
      <text:p text:style-name="P4"/>
      <text:p text:style-name="P2">output:</text:p>
      <text:p text:style-name="P4">Input Number of memory blocks : 5</text:p>
      <text:p text:style-name="P4">Input Number of processes : 5</text:p>
      <text:p text:style-name="P4">Enter memory size of block 1 : 64</text:p>
      <text:p text:style-name="P4">Enter memory size of block 2 : 12 </text:p>
      <text:p text:style-name="P4">Enter memory size of block 3 : 75</text:p>
      <text:p text:style-name="P4">Enter memory size of block 4 : 45</text:p>
      <text:p text:style-name="P4">Enter memory size of block 5 : 58</text:p>
      <text:p text:style-name="P4">Enter size of process 1 : 36</text:p>
      <text:p text:style-name="P4">Enter size of process 2 : 97</text:p>
      <text:p text:style-name="P4">Enter size of process 3 : 4</text:p>
      <text:p text:style-name="P4">Enter size of process 4 : 34</text:p>
      <text:p text:style-name="P4">Enter size of process 5 : 64</text:p>
      <text:p text:style-name="P4">1) First Fit</text:p>
      <text:p text:style-name="P4">2) Best Fit</text:p>
      <text:p text:style-name="P4">3) Worst Fit</text:p>
      <text:p text:style-name="P4">4) Exit</text:p>
      <text:p text:style-name="P4">Enter Choice : 1</text:p>
      <text:p text:style-name="P4">-------------------------------------</text:p>
      <text:p text:style-name="P4">First Fit </text:p>
      <text:p text:style-name="P4">The process 2 can't be allocated </text:p>
      <text:p text:style-name="P4">The process 5 can't be allocated </text:p>
      <text:p text:style-name="P4"><text:soft-page-break/>Block <text:s text:c="4"/>Process ID <text:s text:c="3"/>Block Size <text:s text:c="5"/>Process Size <text:s text:c="3"/>Memory Fragmented</text:p>
      <text:p text:style-name="P4">Block 1 <text:s text:c="2"/>Process 1 <text:s text:c="4"/>64 <text:s text:c="13"/>36 <text:s text:c="13"/>28</text:p>
      <text:p text:style-name="P4">Block 2 <text:s text:c="2"/>Process 3 <text:s text:c="4"/>12 <text:s text:c="13"/>4 <text:s text:c="14"/>8</text:p>
      <text:p text:style-name="P4">Block 3 <text:s text:c="2"/>Process 4 <text:s text:c="4"/>75 <text:s text:c="13"/>34 <text:s text:c="13"/>41</text:p>
      <text:p text:style-name="P4">Block 4 <text:s text:c="2"/>Process NIL <text:s text:c="2"/>45 <text:s text:c="13"/>NIL <text:s text:c="12"/>0</text:p>
      <text:p text:style-name="P4">Block 5 <text:s text:c="2"/>Process NIL <text:s text:c="2"/>58 <text:s text:c="13"/>NIL <text:s text:c="12"/>0</text:p>
      <text:p text:style-name="P4">Total Fragmentation = 77</text:p>
      <text:p text:style-name="P4">-------------------------------------</text:p>
      <text:p text:style-name="P4">1) First Fit</text:p>
      <text:p text:style-name="P4">2) Best Fit</text:p>
      <text:p text:style-name="P4">3) Worst Fit</text:p>
      <text:p text:style-name="P4">4) Exit</text:p>
      <text:p text:style-name="P4">Enter Choice : 2</text:p>
      <text:p text:style-name="P4">-------------------------------------</text:p>
      <text:p text:style-name="P4">Best Fit </text:p>
      <text:p text:style-name="P4">The process 2 can't be allocated </text:p>
      <text:p text:style-name="P4">Block <text:s text:c="4"/>Process ID <text:s text:c="3"/>Block Size <text:s text:c="5"/>Process Size <text:s text:c="3"/>Memory Fragmented</text:p>
      <text:p text:style-name="P4">Block 1 <text:s text:c="2"/>Process 5 <text:s text:c="4"/>64 <text:s text:c="13"/>64 <text:s text:c="13"/>0</text:p>
      <text:p text:style-name="P4">Block 2 <text:s text:c="2"/>Process 3 <text:s text:c="4"/>12 <text:s text:c="13"/>4 <text:s text:c="14"/>8</text:p>
      <text:p text:style-name="P4">Block 3 <text:s text:c="2"/>Process NIL <text:s text:c="2"/>75 <text:s text:c="13"/>NIL <text:s text:c="12"/>0</text:p>
      <text:p text:style-name="P4">Block 4 <text:s text:c="2"/>Process 1 <text:s text:c="4"/>45 <text:s text:c="13"/>36 <text:s text:c="13"/>9</text:p>
      <text:p text:style-name="P4">Block 5 <text:s text:c="2"/>Process 4 <text:s text:c="4"/>58 <text:s text:c="13"/>34 <text:s text:c="13"/>24</text:p>
      <text:p text:style-name="P4">Total Fragmentation = 41</text:p>
      <text:p text:style-name="P4">-------------------------------------</text:p>
      <text:p text:style-name="P4">1) First Fit</text:p>
      <text:p text:style-name="P4">2) Best Fit</text:p>
      <text:p text:style-name="P4">3) Worst Fit</text:p>
      <text:p text:style-name="P4">4) Exit</text:p>
      <text:p text:style-name="P4">Enter Choice : 3</text:p>
      <text:p text:style-name="P4">-------------------------------------</text:p>
      <text:p text:style-name="P4">Worst Fit </text:p>
      <text:p text:style-name="P4">The process 2 can't be allocated </text:p>
      <text:p text:style-name="P4">The process 5 can't be allocated </text:p>
      <text:p text:style-name="P4">Block <text:s text:c="4"/>Process ID <text:s text:c="3"/>Block Size <text:s text:c="5"/>Process Size <text:s text:c="3"/>Memory Fragmented</text:p>
      <text:p text:style-name="P4">Block 1 <text:s text:c="2"/>Process 3 <text:s text:c="4"/>64 <text:s text:c="13"/>4 <text:s text:c="14"/>60</text:p>
      <text:p text:style-name="P4">Block 2 <text:s text:c="2"/>Process NIL <text:s text:c="2"/>12 <text:s text:c="13"/>NIL <text:s text:c="12"/>0</text:p>
      <text:p text:style-name="P4">Block 3 <text:s text:c="2"/>Process 1 <text:s text:c="4"/>75 <text:s text:c="13"/>36 <text:s text:c="13"/>39</text:p>
      <text:p text:style-name="P4">Block 4 <text:s text:c="2"/>Process NIL <text:s text:c="2"/>45 <text:s text:c="13"/>NIL <text:s text:c="12"/>0</text:p>
      <text:p text:style-name="P4">Block 5 <text:s text:c="2"/>Process 4 <text:s text:c="4"/>58 <text:s text:c="13"/>34 <text:s text:c="13"/>24</text:p>
      <text:p text:style-name="P4">Total Fragmentation = 123</text:p>
      <text:p text:style-name="P4">-------------------------------------</text:p>
      <text:p text:style-name="P4">1) First Fit</text:p>
      <text:p text:style-name="P4">2) Best Fit</text:p>
      <text:p text:style-name="P4">3) Worst Fit</text:p>
      <text:p text:style-name="P4">4) Exit</text:p>
      <text:p text:style-name="P4">Enter Choice : 4</text:p>
      <text:p text:style-name="P4">-------------------------------------</text:p>
      <text:p text:style-name="P4">Exit Point </text:p>
      <text:p text:style-name="P4">-------------------------------------</text:p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21:09:40.268973639</meta:creation-date>
    <dc:date>2023-05-29T00:48:08.812466704</dc:date>
    <meta:editing-duration>PT59M7S</meta:editing-duration>
    <meta:editing-cycles>5</meta:editing-cycles>
    <meta:generator>LibreOffice/7.4.5.1$Linux_X86_64 LibreOffice_project/40$Build-1</meta:generator>
    <meta:document-statistic meta:table-count="0" meta:image-count="0" meta:object-count="0" meta:page-count="6" meta:paragraph-count="228" meta:word-count="950" meta:character-count="7957" meta:non-whitespace-character-count="5450"/>
  </office:meta>
</office:document-meta>
</file>